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006659" officeooo:paragraph-rsid="00006659"/>
    </style:style>
    <style:style style:name="P2" style:family="paragraph" style:parent-style-name="Standard">
      <style:text-properties style:font-name="serif" fo:font-size="12.75pt"/>
    </style:style>
    <style:style style:name="P3" style:family="paragraph" style:parent-style-name="Standard">
      <style:text-properties style:font-name="serif" fo:font-size="26.25pt"/>
    </style:style>
    <style:style style:name="P4" style:family="paragraph" style:parent-style-name="Standard">
      <style:text-properties style:font-name="sans-serif" fo:font-size="18.75pt" officeooo:paragraph-rsid="00006659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officeooo:paragraph-rsid="00006659" style:font-size-asian="8pt" style:font-size-complex="8pt"/>
    </style:style>
    <style:style style:name="P7" style:family="paragraph" style:parent-style-name="Standard">
      <style:text-properties style:font-name="Times New Roman" fo:font-size="8pt" officeooo:rsid="0008903d" officeooo:paragraph-rsid="0008903d" style:font-size-asian="8pt" style:font-size-complex="8pt"/>
    </style:style>
    <style:style style:name="P8" style:family="paragraph" style:parent-style-name="Standard">
      <style:text-properties style:font-name="Times New Roman" fo:font-size="12pt" fo:font-weight="bold" officeooo:rsid="0009c876" officeooo:paragraph-rsid="0009c876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officeooo:rsid="00006659" officeooo:paragraph-rsid="00006659" style:font-size-asian="12pt" style:font-size-complex="12pt"/>
    </style:style>
    <style:style style:name="P10" style:family="paragraph" style:parent-style-name="TE_5f_Supporting_5f_Information">
      <style:paragraph-properties fo:margin-top="0in" fo:margin-bottom="0in" style:contextual-spacing="false" fo:line-height="100%"/>
      <style:text-properties officeooo:paragraph-rsid="00006659"/>
    </style:style>
    <style:style style:name="P11" style:family="paragraph" style:parent-style-name="TD_5f_Acknowledgments">
      <style:paragraph-properties fo:margin-left="0in" fo:margin-right="0in" fo:margin-top="0in" fo:margin-bottom="0in" style:contextual-spacing="false" fo:line-height="100%" fo:text-indent="0in" style:auto-text-indent="false"/>
      <style:text-properties fo:color="#943634" style:font-name="Times New Roman" fo:font-weight="bold" officeooo:paragraph-rsid="00006659" style:font-weight-asian="bold"/>
    </style:style>
    <style:style style:name="P12" style:family="paragraph" style:parent-style-name="Standard">
      <style:text-properties style:font-name="Times New Roman" fo:font-size="8pt" officeooo:rsid="0008903d" officeooo:paragraph-rsid="0008903d" style:font-size-asian="8pt" style:language-asian="ko" style:country-asian="KR" style:font-size-complex="8pt"/>
    </style:style>
    <style:style style:name="P13" style:family="paragraph" style:parent-style-name="References" style:list-style-name="WWNum2">
      <style:text-properties officeooo:paragraph-rsid="00006659"/>
    </style:style>
    <style:style style:name="P14" style:family="paragraph" style:parent-style-name="References" style:list-style-name="WWNum2">
      <style:text-properties fo:font-size="7.5pt" officeooo:paragraph-rsid="00006659" style:font-size-asian="7.5pt" style:language-asian="ko" style:country-asian="KR" style:font-size-complex="7.5pt"/>
    </style:style>
    <style:style style:name="P15" style:family="paragraph" style:parent-style-name="References" style:list-style-name="WWNum2">
      <style:text-properties fo:font-size="7.5pt" officeooo:paragraph-rsid="0009c876" style:font-size-asian="7.5pt" style:language-asian="ko" style:country-asian="KR" style:font-size-complex="7.5pt"/>
    </style:style>
    <style:style style:name="P16" style:family="paragraph" style:parent-style-name="References" style:list-style-name="WWNum2">
      <style:text-properties fo:font-size="7.5pt" officeooo:paragraph-rsid="00006659" style:font-size-asian="7.5pt" style:font-size-complex="7.5pt"/>
    </style:style>
    <style:style style:name="P17" style:family="paragraph" style:parent-style-name="References" style:list-style-name="">
      <style:text-properties fo:font-size="7.5pt" officeooo:rsid="000162c0" officeooo:paragraph-rsid="00006659" style:font-size-asian="7.5pt" style:font-size-complex="7.5pt"/>
    </style:style>
    <style:style style:name="P18" style:family="paragraph" style:parent-style-name="References" style:list-style-name="WWNum2">
      <style:text-properties fo:font-size="7.5pt" officeooo:paragraph-rsid="00006659" style:font-name-asian="MS Mincho" style:font-size-asian="7.5pt" style:font-name-complex="Helvetica" style:font-size-complex="7.5pt"/>
    </style:style>
    <style:style style:name="P19" style:family="paragraph" style:parent-style-name="References" style:list-style-name="WWNum2">
      <style:text-properties officeooo:rsid="00006659" officeooo:paragraph-rsid="00006659"/>
    </style:style>
    <style:style style:name="P20" style:family="paragraph" style:parent-style-name="References" style:list-style-name="">
      <style:text-properties officeooo:paragraph-rsid="00006659"/>
    </style:style>
    <style:style style:name="P21" style:family="paragraph" style:parent-style-name="References" style:list-style-name="">
      <style:text-properties fo:font-size="12pt" fo:font-weight="bold" officeooo:rsid="000bfba4" officeooo:paragraph-rsid="000bfba4" style:font-size-asian="12pt" style:font-weight-asian="bold" style:font-size-complex="12pt" style:font-weight-complex="bold"/>
    </style:style>
    <style:style style:name="P22" style:family="paragraph" style:parent-style-name="References" style:list-style-name="">
      <style:text-properties officeooo:rsid="0008903d" officeooo:paragraph-rsid="0008903d"/>
    </style:style>
    <style:style style:name="P23" style:family="paragraph" style:parent-style-name="References" style:list-style-name="">
      <style:text-properties officeooo:rsid="000162c0" officeooo:paragraph-rsid="000162c0"/>
    </style:style>
    <style:style style:name="P24" style:family="paragraph" style:parent-style-name="References" style:list-style-name="">
      <style:text-properties style:font-name="Times New Roman" fo:font-size="8pt" officeooo:rsid="00006659" officeooo:paragraph-rsid="00006659" style:font-size-asian="8pt" style:font-size-complex="8pt"/>
    </style:style>
    <style:style style:name="P25" style:family="paragraph" style:parent-style-name="References" style:list-style-name="">
      <style:text-properties style:font-name="Times New Roman" fo:font-size="8pt" officeooo:paragraph-rsid="00006659" style:font-size-asian="8pt" style:font-size-complex="8pt"/>
    </style:style>
    <style:style style:name="P26" style:family="paragraph" style:parent-style-name="References" style:list-style-name="">
      <style:text-properties style:font-name="Times New Roman" fo:font-size="8pt" officeooo:paragraph-rsid="0002d2d7" style:font-size-asian="8pt" style:font-size-complex="8pt"/>
    </style:style>
    <style:style style:name="P27" style:family="paragraph" style:parent-style-name="References" style:list-style-name="">
      <style:text-properties style:font-name="Times New Roman" fo:font-size="8pt" officeooo:rsid="0008903d" officeooo:paragraph-rsid="0008903d" style:font-size-asian="8pt" style:font-size-complex="8pt"/>
    </style:style>
    <style:style style:name="P28" style:family="paragraph" style:parent-style-name="References" style:list-style-name="WWNum2">
      <style:text-properties style:font-name="Times New Roman" fo:font-size="8pt" officeooo:rsid="0008903d" officeooo:paragraph-rsid="0009dee8" style:font-size-asian="8pt" style:font-size-complex="8pt"/>
    </style:style>
    <style:style style:name="P29" style:family="paragraph" style:parent-style-name="References" style:list-style-name="WWNum2">
      <style:text-properties style:font-name="Times New Roman" fo:font-size="8pt" officeooo:rsid="0008903d" officeooo:paragraph-rsid="000bfba4" style:font-size-asian="8pt" style:font-size-complex="8pt"/>
    </style:style>
    <style:style style:name="P30" style:family="paragraph" style:parent-style-name="References" style:list-style-name="">
      <style:text-properties style:font-name="Times New Roman" fo:font-size="8pt" officeooo:rsid="0002d2d7" officeooo:paragraph-rsid="0002d2d7" style:font-size-asian="8pt" style:font-size-complex="8pt"/>
    </style:style>
    <style:style style:name="P31" style:family="paragraph" style:parent-style-name="References" style:list-style-name="WWNum2">
      <style:text-properties style:font-name="Times New Roman" fo:font-size="8pt" officeooo:rsid="0009c876" officeooo:paragraph-rsid="0009c876" style:font-size-asian="8pt" style:font-size-complex="8pt"/>
    </style:style>
    <style:style style:name="P32" style:family="paragraph" style:parent-style-name="References" style:list-style-name="WWNum2">
      <style:text-properties style:font-name="Times New Roman" fo:font-size="8pt" officeooo:rsid="0009dee8" officeooo:paragraph-rsid="000bfba4" style:font-size-asian="8pt" style:font-size-complex="8pt"/>
    </style:style>
    <style:style style:name="P33" style:family="paragraph" style:parent-style-name="References" style:list-style-name="">
      <style:text-properties officeooo:rsid="000bfba4" officeooo:paragraph-rsid="000bfba4"/>
    </style:style>
    <style:style style:name="P34" style:family="paragraph" style:parent-style-name="References" style:list-style-name="">
      <style:text-properties officeooo:paragraph-rsid="000bfba4" fo:background-color="#ff3333"/>
    </style:style>
    <style:style style:name="P35" style:family="paragraph" style:parent-style-name="References" style:list-style-name="">
      <style:text-properties style:font-name="Times New Roman" fo:font-size="8pt" officeooo:paragraph-rsid="000bfba4" fo:background-color="#ff3333" style:font-size-asian="8pt" style:font-size-complex="8pt"/>
    </style:style>
    <style:style style:name="T1" style:family="text">
      <style:text-properties officeooo:rsid="00006659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size="7.5pt" style:font-size-asian="7.5pt" style:font-size-complex="7.5pt" style:font-style-complex="italic"/>
    </style:style>
    <style:style style:name="T4" style:family="text">
      <style:text-properties fo:font-size="7.5pt" officeooo:rsid="00006659" style:font-size-asian="7.5pt" style:font-size-complex="7.5pt"/>
    </style:style>
    <style:style style:name="T5" style:family="text">
      <style:text-properties fo:font-size="7.5pt" style:font-size-asian="7.5pt" style:language-asian="ko" style:country-asian="KR" style:font-size-complex="7.5pt"/>
    </style:style>
    <style:style style:name="T6" style:family="text">
      <style:text-properties fo:font-size="7.5pt" fo:font-style="italic" style:font-size-asian="7.5pt" style:font-style-asian="italic" style:font-size-complex="7.5pt"/>
    </style:style>
    <style:style style:name="T7" style:family="text">
      <style:text-properties fo:font-size="7.5pt" fo:font-style="italic" style:font-size-asian="7.5pt" style:font-style-asian="italic" style:font-size-complex="7.5pt" style:font-style-complex="italic"/>
    </style:style>
    <style:style style:name="T8" style:family="text">
      <style:text-properties fo:font-size="7.5pt" fo:font-style="italic" style:font-size-asian="7.5pt" style:language-asian="ko" style:country-asian="KR" style:font-style-asian="italic" style:font-size-complex="7.5pt"/>
    </style:style>
    <style:style style:name="T9" style:family="text">
      <style:text-properties style:text-position="33% 80%"/>
    </style:style>
    <style:style style:name="T10" style:family="text">
      <style:text-properties style:text-position="33% 80%" style:language-asian="ko" style:country-asian="KR"/>
    </style:style>
    <style:style style:name="T11" style:family="text">
      <style:text-properties officeooo:rsid="000162c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703ea" style:font-size-asian="12pt" style:font-size-complex="12pt"/>
    </style:style>
    <style:style style:name="T14" style:family="text">
      <style:text-properties officeooo:rsid="0002d2d7"/>
    </style:style>
    <style:style style:name="T15" style:family="text">
      <style:text-properties officeooo:rsid="0004a2ef"/>
    </style:style>
    <style:style style:name="T16" style:family="text">
      <style:text-properties officeooo:rsid="000668fe"/>
    </style:style>
    <style:style style:name="T17" style:family="text">
      <style:text-properties officeooo:rsid="0009c876"/>
    </style:style>
    <style:style style:name="T18" style:family="text">
      <style:text-properties style:language-asian="ko" style:country-asian="KR"/>
    </style:style>
    <style:style style:name="T19" style:family="text">
      <style:text-properties officeooo:rsid="0002d2d7" style:language-asian="ko" style:country-asian="KR"/>
    </style:style>
    <style:style style:name="T20" style:family="text">
      <style:text-properties officeooo:rsid="000bfba4"/>
    </style:style>
    <style:style style:name="T21" style:family="text">
      <style:text-properties style:font-name="sans-serif" fo:font-size="27pt"/>
    </style:style>
    <style:style style:name="T22" style:family="text">
      <style:text-properties style:font-name="sans-serif" fo:font-size="15pt"/>
    </style:style>
    <style:style style:name="T23" style:family="text">
      <style:text-properties style:font-name="sans-serif" fo:font-size="13.5pt"/>
    </style:style>
    <style:style style:name="T24" style:family="text">
      <style:text-properties style:font-name="sans-serif" fo:font-size="12pt" style:font-size-asian="12pt" style:font-size-complex="12pt"/>
    </style:style>
    <style:style style:name="T25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8" style:family="text">
      <style:text-properties style:font-name="sans-serif" fo:font-size="8pt" fo:font-weight="normal" style:font-size-asian="8pt" style:font-weight-asian="normal" style:font-size-complex="8pt" style:font-weight-complex="normal"/>
    </style:style>
    <style:style style:name="T29" style:family="text">
      <style:text-properties style:font-name="sans-serif" fo:font-size="8pt" fo:font-weight="normal" fo:background-color="#ff3333" loext:char-shading-value="0" style:font-size-asian="8pt" style:font-weight-asian="normal" style:font-size-complex="8pt" style:font-weight-complex="normal"/>
    </style:style>
    <style:style style:name="T30" style:family="text">
      <style:text-properties style:font-name="sans-serif" fo:font-size="8pt" fo:font-weight="normal" officeooo:rsid="000bfba4" fo:background-color="#ff3333" loext:char-shading-value="0" style:font-size-asian="8pt" style:font-weight-asian="normal" style:font-size-complex="8pt" style:font-weight-complex="normal"/>
    </style:style>
    <style:style style:name="T31" style:family="text">
      <style:text-properties style:font-name="sans-serif" fo:font-size="19.5pt"/>
    </style:style>
    <style:style style:name="T32" style:family="text">
      <style:text-properties style:font-name="sans-serif" fo:font-size="17.25pt"/>
    </style:style>
    <style:style style:name="T33" style:family="text">
      <style:text-properties style:font-name="sans-serif" fo:font-size="11.25pt"/>
    </style:style>
    <style:style style:name="T34" style:family="text">
      <style:text-properties fo:font-weight="normal" officeooo:rsid="000bfba4" style:font-weight-asian="normal" style:font-weight-complex="normal"/>
    </style:style>
    <style:style style:name="T35" style:family="text">
      <style:text-properties fo:font-weight="normal" officeooo:rsid="000bfba4" fo:background-color="#ff3333" loext:char-shading-value="0" style:font-weight-asian="normal" style:font-weight-complex="normal"/>
    </style:style>
    <style:style style:name="T36" style:family="text">
      <style:text-properties fo:font-size="8pt" fo:font-weight="normal" officeooo:rsid="000bfba4" fo:background-color="#ff3333" loext:char-shading-value="0" style:font-size-asian="8pt" style:font-weight-asian="normal" style:font-size-complex="8pt" style:font-weight-complex="normal"/>
    </style:style>
    <style:style style:name="T37" style:family="text">
      <style:text-properties fo:background-color="#ff3333" loext:char-shading-value="0"/>
    </style:style>
    <style:style style:name="T38" style:family="text">
      <style:text-properties officeooo:rsid="000bfba4" fo:background-color="#ff3333" loext:char-shading-value="0"/>
    </style:style>
    <style:style style:name="T39" style:family="text">
      <style:text-properties fo:font-size="17.25pt"/>
    </style:style>
    <style:style style:name="T40" style:family="text">
      <style:text-properties fo:font-size="1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aper providen by prof. Lenskiy:</text:p>
      <text:p text:style-name="P11">References</text:p>
      <text:p text:style-name="P10"/>
      <text:list xml:id="list365257329119606371" text:style-name="WWNum2">
        <text:list-item>
          <text:p text:style-name="P14">The role of driver fatigue in commercial road transport crashes: European Transport Safety Council, 2001.</text:p>
        </text:list-item>
        <text:list-item>
          <text:p text:style-name="P13"><text:span text:style-name="T5">L. Hartley, T. Horberry, and N. Mabbott, </text:span><text:span text:style-name="T8">Review of fatigue detection and prediction technologies</text:span><text:span text:style-name="T5">: Institute for Research in Safety and Transport, Murdoch University, Western Australia and Gerald Krueger - Krueger Ergonomics Consultants, Virginia, USA, 2000.</text:span></text:p>
        </text:list-item>
        <text:list-item>
          <text:p text:style-name="P16">Elaine Allen, Jeff Seaman, 2013. Changing Course: Ten Years of Tracking Online Education in the United States. Pearson.</text:p>
        </text:list-item>
        <text:list-item>
          <text:p text:style-name="P13"><text:span text:style-name="T2">Stern, J.A., D. Boyer, and D.J. Schroeder, </text:span><text:span text:style-name="T3">Blink Rate as a measure of fatigue: A Review</text:span><text:span text:style-name="T2">. 1994.</text:span></text:p>
        </text:list-item>
        <text:list-item>
          <text:p text:style-name="P13"><text:span text:style-name="T2">Nakayama, M., K. Takahashi, and Y. Shimizu. </text:span><text:span text:style-name="T3">The act of task difficulty and eye-movement frequency for the 'Oculo-motor indices'</text:span><text:span text:style-name="T2">. in </text:span><text:span text:style-name="T3">Symposium on Eye tracking research &amp; applications</text:span><text:span text:style-name="T2">. 2002. New Orleans, Louisiana.</text:span></text:p>
        </text:list-item>
        <text:list-item>
          <text:p text:style-name="P13"><text:span text:style-name="T2">Fukuda, K., et al., </text:span><text:span text:style-name="T3">Cognition, Blinks, Eye-Movements, and Pupillary Movements During Performance of a Running Memory Task. </text:span><text:span text:style-name="T2">Aviation, Space, and Environmental Medicine, 2005. 76: p. C75-C85.</text:span></text:p>
        </text:list-item>
        <text:list-item>
          <text:p text:style-name="P13"><text:span text:style-name="T2">Yamada, F., </text:span><text:span text:style-name="T7">Frontal midline theta rhythm and eyeblinking activity during a VDT task and a video game: useful tools for psychophysiology in ergonomics. </text:span><text:span text:style-name="T2">Ergonomics, 1998. 41(5): p. 678-88.</text:span></text:p>
        </text:list-item>
        <text:list-item>
          <text:p text:style-name="P13"><text:span text:style-name="T2">Orden, K.F.V., et al., </text:span><text:span text:style-name="T7">Eye Activity Correlates of Workload during a Visuospatial Memory Task. </text:span><text:span text:style-name="T2">HUMAN FACTORS, 2001. 43: p. 111-121.</text:span></text:p>
        </text:list-item>
        <text:list-item>
          <text:p text:style-name="P13"><text:span text:style-name="T2">Caffier, P., U. Erdmann, and P. Ullsperger, </text:span><text:span text:style-name="T7">Experimental evaluation of eye-blink parameters as a drowsiness measure. </text:span><text:span text:style-name="T2">Eur J Appl Physiol, 2003. 89: p. 319-325.</text:span></text:p>
        </text:list-item>
        <text:list-item>
          <text:p text:style-name="P18">Paul Viola and Michael J. Jones. Rapid Object Detection using a Boosted Cascade of Simple Features. IEEE CVPR, 2001.</text:p>
        </text:list-item>
        <text:list-item>
          <text:p text:style-name="P19"><text:span text:style-name="T2">Trelea, I. C. 2003. Particle Swarm Optimization Algorithm: convergence analysis and parameter selection.</text:span><text:span text:style-name="T6">Information ProcessingLetters</text:span><text:span text:style-name="T2">. 85: 317–325.</text:span></text:p>
        </text:list-item>
      </text:list>
      <text:p text:style-name="P34"><text:span text:style-name="T20">[12] </text:span>Chongshi Yue, <text:span text:style-name="T28">EOG Signals in Drowsiness Research. LiTH-IMT/MASTER-EX—11/007--SE</text:span></text:p>
      <text:p text:style-name="P35"><text:span text:style-name="T34">[13] </text:span>Dhaval Pimplaskar, Dr. M.S. Nagmode, Atul Borkar<text:span text:style-name="T34">, </text:span>Real Time Eye Blinking Detection and Tracking Using Opencv</text:p>
      <text:p text:style-name="P33"><text:span text:style-name="T29"/></text:p>
      <text:p text:style-name="P33"/>
      <text:p text:style-name="P9"/>
      <text:p text:style-name="P21"><text:span text:style-name="T2">References for further research:</text:span></text:p>
      <text:p text:style-name="P20"><text:span text:style-name="T4">[ ] <text:tab/></text:span><text:a xlink:type="simple" xlink:href="http://www.ncbi.nlm.nih.gov/pubmed/?term=Thatcher%20RW%5BAuthor%5D&amp;cauthor=true&amp;cauthor_uid=16043403">Thatcher RW</text:a><text:span text:style-name="T9">1</text:span>, <text:a xlink:type="simple" xlink:href="http://www.ncbi.nlm.nih.gov/pubmed/?term=North%20D%5BAuthor%5D&amp;cauthor=true&amp;cauthor_uid=16043403">North D</text:a>, <text:a xlink:type="simple" xlink:href="http://www.ncbi.nlm.nih.gov/pubmed/?term=Biver%20C%5BAuthor%5D&amp;cauthor=true&amp;cauthor_uid=16043403">Biver C</text:a>.<text:span text:style-name="T4">, </text:span>EEG and intelligence: relations between EEG coherence, EEG phase delay and power. <text:a xlink:type="simple" xlink:href="http://www.ncbi.nlm.nih.gov/pubmed/16043403#">Clin Neurophysiol.</text:a> 2005 Sep;116(9):2129-41.</text:p>
      <text:p text:style-name="P22"><text:a xlink:type="simple" xlink:href="http://www.appliedneuroscience.com/Thatcher%20et%20al%202005.pdf">http://www.appliedneuroscience.com/Thatcher%20et%20al%202005.pdf</text:a></text:p>
      <text:p text:style-name="P22"/>
      <text:p text:style-name="P23"><text:s/></text:p>
      <text:p text:style-name="P24">“<text:span text:style-name="T11">corelations between intelligence and EEG measures have been reported in numerous studies”</text:span></text:p>
      <text:p text:style-name="P24">[] <text:tab/> <text:span text:style-name="T11">Giannitrapani D. The electrophysiology of intellectual functions. New York: <text:s/>Kargere Press; 1985</text:span></text:p>
      <text:p text:style-name="P25"/>
      <text:p text:style-name="P25"/>
      <text:p text:style-name="P26"><text:span text:style-name="T1">“</text:span>Physiological approaches to human psychometric intelligence have shown a higher neural efficiency (i.e. less cortical activation) during cognitive performance in brighter subjects.<text:span text:style-name="T1">”</text:span></text:p>
      <text:list xml:id="list223034097690645" text:continue-numbering="true" text:style-name="WWNum2">
        <text:list-header>
          <text:p text:style-name="P32"><text:span text:style-name="T5">[3] </text:span><text:a xlink:type="simple" xlink:href="http://www.ncbi.nlm.nih.gov/pubmed/?term=Neubauer%20AC%5BAuthor%5D&amp;cauthor=true&amp;cauthor_uid=15111230"><text:span text:style-name="T18">Neubauer AC</text:span></text:a><text:span text:style-name="T10">1</text:span><text:span text:style-name="T18">, </text:span><text:a xlink:type="simple" xlink:href="http://www.ncbi.nlm.nih.gov/pubmed/?term=Grabner%20RH%5BAuthor%5D&amp;cauthor=true&amp;cauthor_uid=15111230">Grabner RH</text:a><text:span text:style-name="T18">, </text:span><text:a xlink:type="simple" xlink:href="http://www.ncbi.nlm.nih.gov/pubmed/?term=Freudenthaler%20HH%5BAuthor%5D&amp;cauthor=true&amp;cauthor_uid=15111230">Freudenthaler HH</text:a><text:span text:style-name="T18">, </text:span><text:a xlink:type="simple" xlink:href="http://www.ncbi.nlm.nih.gov/pubmed/?term=Beckmann%20JF%5BAuthor%5D&amp;cauthor=true&amp;cauthor_uid=15111230">Beckmann JF</text:a><text:span text:style-name="T18">, </text:span><text:a xlink:type="simple" xlink:href="http://www.ncbi.nlm.nih.gov/pubmed/?term=Guthke%20J%5BAuthor%5D&amp;cauthor=true&amp;cauthor_uid=15111230">Guthke J</text:a><text:span text:style-name="T18">.</text:span><text:span text:style-name="T19">, </text:span><text:span text:style-name="T18">Intelligence and individual differences in becoming neurally efficient. </text:span><text:a xlink:type="simple" xlink:href="http://www.ncbi.nlm.nih.gov/pubmed/15111230#">Acta Psychol (Amst).</text:a><text:span text:style-name="T18"> 2004 May;116(1):55-74. </text:span></text:p>
          <text:p text:style-name="P29"><text:a xlink:type="simple" xlink:href="http://www.uni-graz.at/dips/freudenthaler/KS_intra-interpersonell_ss12/Neubauer_et_al%20%282004%29.pdf"><text:span text:style-name="T18">http://www.uni-graz.at/dips/freudenthaler/KS_intra-interpersonell_ss12/Neubauer_et_al%20%282004%29.pdf</text:span></text:a></text:p>
        </text:list-header>
      </text:list>
      <text:p text:style-name="P27"/>
      <text:p text:style-name="P26"/>
      <text:p text:style-name="P26">“Evidence is presented that EEG oscillations in the alpha and theta band reflect cognitive and memory performance in particula<text:span text:style-name="T14">r</text:span>”</text:p>
      <text:p text:style-name="P26"><text:span text:style-name="T14">[] </text:span>Wolfgang Klimesch. EEG alpha and theta oscillations reflect cognitive and memory performance: a review and analysis. Brain Research Reviews 29 1999 169–195</text:p>
      <text:p text:style-name="P27"><text:a xlink:type="simple" xlink:href="http://www.sciencedirect.com/science/article/pii/S0165017398000563">http://www.sciencedirect.com/science/article/pii/S0165017398000563</text:a></text:p>
      <text:p text:style-name="P27"/>
      <text:p text:style-name="P30"/>
      <text:p text:style-name="P26"><text:span text:style-name="T14">“</text:span>Gifted individuals while memorizing the presented lists of words and pictures showed higher EEG alpha power over the frontal and occipital brain areas than did average individuals. <text:span text:style-name="T14">“ </text:span></text:p>
      <text:p text:style-name="P26"><text:span text:style-name="T14">“</text:span>intellectual ability is not so much a result of ow hard the brain works, but rather of how efficiently task-relevant brain areas are activated. <text:span text:style-name="T14">“</text:span></text:p>
      <text:p text:style-name="P6"><text:span text:style-name="T15">[] </text:span>NORBERT JAUSOVEC <text:span text:style-name="T1">. Differences </text:span>in EEG Alpha Activity Related to Giftedness. INTELLIGENCE 23, 159-173 (1996<text:span text:style-name="T15">)</text:span></text:p>
      <text:p text:style-name="P7"><text:a xlink:type="simple" xlink:href="http://www.sciencedirect.com/science/article/pii/S016028969690001X">http://www.sciencedirect.com/science/article/pii/S016028969690001X</text:a></text:p>
      <text:p text:style-name="P7"/>
      <text:p text:style-name="P7"/>
      <text:p text:style-name="P7"/>
      <text:p text:style-name="P6">“<text:span text:style-name="T16">i</text:span>t emerged that, even at elementary school level, prior knowledge could compensate for lower intelligence, but that higher intelligence could not compensate for prior knowledge”</text:p>
      <text:p text:style-name="P5"><text:span text:style-name="T16">[] </text:span>Roland H. Grabner , Elsbeth Stern , Aljoscha C. Neubauer . When intelligence loses its impact: neural efficiency during</text:p>
      <text:p text:style-name="P5">reasoning in a familiar area. International Journal of Psychophysiology 49(2003)89–98</text:p>
      <text:p text:style-name="P7"><text:a xlink:type="simple" xlink:href="http://www.ifvll.ethz.ch/people/sterne/grabner_stern_neubauer_2003.pdf">http://www.ifvll.ethz.ch/people/sterne/grabner_stern_neubauer_2003.pdf</text:a></text:p>
      <text:p text:style-name="P7"/>
      <text:p text:style-name="P12"/>
      <text:p text:style-name="P3"/>
      <text:p text:style-name="P2"/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ferences" style:family="paragraph" style:default-outline-level="" style:list-style-name="WWNum2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8pt" style:font-size-asian="8pt"/>
    </style:style>
    <style:style style:name="TD_5f_Acknowledgments" style:display-name="TD_Acknowledgments" style:family="paragraph" style:parent-style-name="Standard" style:default-outline-level="">
      <style:paragraph-properties fo:margin-left="0in" fo:margin-right="0in" fo:margin-top="0.0835in" fo:margin-bottom="0in" style:contextual-spacing="false" fo:line-height="0.1528in" fo:text-indent="0.1299in" style:auto-text-indent="false"/>
      <style:text-properties style:font-name="Times" fo:font-family="Times" style:font-family-generic="roman" style:font-pitch="variable" fo:font-size="9pt" style:font-size-asian="9pt"/>
    </style:style>
    <style:style style:name="TE_5f_Supporting_5f_Information" style:display-name="TE_Supporting_Information" style:family="paragraph" style:parent-style-name="Standard" style:default-outline-level="">
      <style:paragraph-properties fo:margin-left="0in" fo:margin-right="0in" fo:margin-top="0.0835in" fo:margin-bottom="0.278in" style:contextual-spacing="false" fo:line-height="0.1457in" fo:text-indent="0.1299in" style:auto-text-indent="false"/>
      <style:text-properties style:font-name="Times" fo:font-family="Times" style:font-family-generic="roman" style:font-pitch="variable" fo:font-size="8.5pt" style:font-size-asian="8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0:20:03.766905868</meta:creation-date>
    <dc:date>2015-10-22T22:30:32.059621639</dc:date>
    <meta:editing-duration>P1DT18H32M56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568" meta:character-count="4226" meta:non-whitespace-character-count="3701"/>
  </office:meta>
</office:document-meta>
</file>